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41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304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3cm"/>
    </style:style>
    <style:style style:name="gr7" style:family="graphic" style:parent-style-name="standard">
      <style:graphic-properties draw:stroke="none" svg:stroke-color="#000000" draw:fill="none" draw:fill-color="#ffffff" fo:min-height="1.6cm"/>
    </style:style>
    <style:style style:name="gr8" style:family="graphic" style:parent-style-name="standard">
      <style:graphic-properties draw:stroke="none" svg:stroke-color="#000000" draw:fill="none" draw:fill-color="#ffffff" fo:min-height="3.583cm"/>
    </style:style>
    <style:style style:name="gr9" style:family="graphic" style:parent-style-name="standard">
      <style:graphic-properties draw:stroke="none" svg:stroke-color="#000000" draw:fill="none" draw:fill-color="#ffffff" fo:min-height="4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4pt" fo:font-weight="bold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0.5pt" style:font-size-asian="10.5pt" style:font-size-complex="10.5pt"/>
    </style:style>
    <style:style style:name="P7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8" style:family="paragraph">
      <style:paragraph-properties fo:margin-left="0cm" fo:margin-right="0cm" fo:text-indent="0cm"/>
      <style:text-properties fo:font-size="10.5pt" style:font-size-asian="18pt" style:font-size-complex="18pt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0.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4" draw:layer="layout" svg:width="9.524cm" svg:height="10.804cm" svg:x="1.273cm" svg:y="14.891cm">
          <text:p/>
        </draw:rect>
        <draw:frame draw:style-name="gr2" draw:text-style-name="P3" draw:id="id1" draw:layer="layout" svg:width="5.5cm" svg:height="0.891cm" svg:x="1.273cm" svg:y="14.891cm">
          <draw:text-box>
            <text:p text:style-name="P2"><text:span text:style-name="T1">Dfg</text:span></text:p>
          </draw:text-box>
        </draw:frame>
        <draw:line draw:style-name="gr3" draw:text-style-name="P4" draw:layer="layout" svg:x1="1.273cm" svg:y1="19.391cm" svg:x2="10.797cm" svg:y2="19.475cm">
          <text:p/>
        </draw:line>
        <draw:frame draw:style-name="gr4" draw:text-style-name="P5" draw:layer="layout" svg:width="8.889cm" svg:height="3.403cm" svg:x="1.273cm" svg:y="15.765cm">
          <draw:text-box>
            <text:p><text:span text:style-name="T2">list &lt;Node_dfg*&gt; _head;</text:span></text:p>
            <text:p><text:span text:style-name="T2">list &lt;Node_dfg*&gt; _inst_ready;</text:span></text:p>
            <text:p><text:span text:style-name="T2">list &lt;Node_dfg*&gt; new_order;</text:span></text:p>
            <text:p><text:span text:style-name="T2">list &lt;Node_dfg*&gt; list_node_dfg;</text:span></text:p>
            <text:p><text:span text:style-name="T2">int _nbr_arc;</text:span></text:p>
            <text:p><text:span text:style-name="T2">int _arc_lu;</text:span></text:p>
            <text:p><text:span text:style-name="T2">int _length;</text:span></text:p>
            <text:p><text:span text:style-name="T2">int *_read;</text:span></text:p>
          </draw:text-box>
        </draw:frame>
        <draw:custom-shape draw:style-name="gr5" draw:text-style-name="P4" draw:layer="layout" svg:width="0.866cm" svg:height="0.636cm" svg:x="5.082cm" svg:y="12.36cm">
          <text:p/>
          <draw:enhanced-geometry svg:viewBox="0 0 21600 21600" draw:mirror-horizontal="false" draw:mirror-vertical="tru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5.404cm" svg:y1="13.105cm" svg:x2="4.023cm" svg:y2="14.891cm" draw:end-shape="id1" svg:d="m5404 13105v643h-1381v1143">
          <text:p/>
        </draw:connector>
        <draw:frame draw:style-name="gr6" draw:text-style-name="P6" draw:layer="layout" svg:width="9.525cm" svg:height="6.416cm" svg:x="1.272cm" svg:y="19.345cm">
          <draw:text-box>
            <text:p><text:span text:style-name="T3">+Dfg(int)</text:span></text:p>
            <text:p><text:span text:style-name="T3">+~Dfg()</text:span></text:p>
            <text:p><text:span text:style-name="T3">+void build_dfg(Node_dfg*,bool)</text:span></text:p>
            <text:p><text:span text:style-name="T3">+void restitute(Node_dfg * ,string const, bool )</text:span></text:p>
            <text:p><text:span text:style-name="T3">+bool read_test()</text:span></text:p>
            <text:p><text:span text:style-name="T3">+void comput_critical_path(Node_dfg * , bool )</text:span></text:p>
            <text:p><text:span text:style-name="T3">+void scheduling()</text:span></text:p>
            <text:p><text:span text:style-name="T3">+list &lt;Node_dfg*&gt; no_freezing_cycle(list &lt;Node_dfg*&gt; )</text:span></text:p>
            <text:p><text:span text:style-name="T3">+list &lt;Node_dfg*&gt; greater_weight(list &lt;Node_dfg*&gt;)</text:span></text:p>
            <text:p><text:span text:style-name="T3">+list &lt;Node_dfg*&gt; more_sucessor(list &lt;Node_dfg*&gt;)</text:span></text:p>
            <text:p><text:span text:style-name="T3">+list &lt;Node_dfg*&gt; more_descendant(list &lt;Node_dfg*&gt;)</text:span></text:p>
            <text:p><text:span text:style-name="T3">+list &lt;Node_dfg*&gt; longer_latency(list &lt;Node_dfg*&gt; )</text:span></text:p>
            <text:p><text:span text:style-name="T3">+list &lt;Node_dfg*&gt; original_order(list &lt;Node_dfg*&gt; )</text:span></text:p>
            <text:p><text:span text:style-name="T3">+void scheduling_BB(Basic_block *)</text:span></text:p>
          </draw:text-box>
        </draw:frame>
        <draw:rect draw:style-name="gr1" draw:text-style-name="P1" draw:layer="layout" svg:width="6.5cm" svg:height="14.5cm" svg:x="13.015cm" svg:y="6.01cm">
          <text:p/>
        </draw:rect>
        <draw:frame draw:style-name="gr7" draw:text-style-name="P3" draw:layer="layout" svg:width="5.5cm" svg:height="1.85cm" svg:x="13.015cm" svg:y="6.01cm">
          <draw:text-box>
            <text:p text:style-name="P2"><text:span text:style-name="T1">Basic_block</text:span></text:p>
          </draw:text-box>
        </draw:frame>
        <draw:line draw:style-name="gr3" draw:text-style-name="P4" draw:layer="layout" svg:x1="13.015cm" svg:y1="7.01cm" svg:x2="19.515cm" svg:y2="7.01cm">
          <text:p/>
        </draw:line>
        <draw:frame draw:style-name="gr8" draw:text-style-name="P7" draw:layer="layout" svg:width="6.5cm" svg:height="3.833cm" svg:x="13.015cm" svg:y="7.01cm">
          <draw:text-box>
            <text:p text:style-name="P2"><text:span text:style-name="T4">Node *_head</text:span></text:p>
            <text:p text:style-name="P2"><text:span text:style-name="T4">Node *_end</text:span></text:p>
            <text:p text:style-name="P2"><text:span text:style-name="T4">Node *_branch</text:span></text:p>
            <text:p text:style-name="P2"><text:span text:style-name="T4">int _index</text:span></text:p>
            <text:p text:style-name="P2"><text:span text:style-name="T4">int _nbr_succ</text:span></text:p>
            <text:p text:style-name="P2"><text:span text:style-name="T4">int _nbr_pred</text:span></text:p>
            <text:p text:style-name="P2"><text:span text:style-name="T4">list &lt;Basic_block *&gt; _successor</text:span></text:p>
            <text:p text:style-name="P2"><text:span text:style-name="T4">List&lt;Basic_block*&gt;_predecessor</text:span></text:p>
          </draw:text-box>
        </draw:frame>
        <draw:line draw:style-name="gr3" draw:text-style-name="P4" draw:layer="layout" svg:x1="13.074cm" svg:y1="10.51cm" svg:x2="19.515cm" svg:y2="10.51cm">
          <text:p/>
        </draw:line>
        <draw:rect draw:style-name="gr1" draw:text-style-name="P1" draw:layer="layout" svg:width="8cm" svg:height="9.159cm" svg:x="1.273cm" svg:y="3.201cm">
          <text:p/>
        </draw:rect>
        <draw:frame draw:style-name="gr2" draw:text-style-name="P3" draw:id="id3" draw:layer="layout" svg:width="5.5cm" svg:height="0.891cm" svg:x="1.273cm" svg:y="3.201cm">
          <draw:text-box>
            <text:p text:style-name="P2"><text:span text:style-name="T1">Node_dfg</text:span></text:p>
          </draw:text-box>
        </draw:frame>
        <draw:line draw:style-name="gr3" draw:text-style-name="P4" draw:layer="layout" svg:x1="1.273cm" svg:y1="4.201cm" svg:x2="9.273cm" svg:y2="4.201cm">
          <text:p/>
        </draw:line>
        <draw:line draw:style-name="gr3" draw:text-style-name="P4" draw:layer="layout" svg:x1="1.272cm" svg:y1="6.41cm" svg:x2="9.272cm" svg:y2="6.41cm">
          <text:p/>
        </draw:line>
        <draw:frame draw:style-name="gr4" draw:text-style-name="P5" draw:layer="layout" svg:width="5.5cm" svg:height="2.221cm" svg:x="1.273cm" svg:y="4.08cm">
          <draw:text-box>
            <text:p><text:span text:style-name="T2">list &lt;Arc *&gt; _arc</text:span></text:p>
            <text:p><text:span text:style-name="T2">Instruction * _inst</text:span></text:p>
            <text:p><text:span text:style-name="T2">int _poids</text:span></text:p>
            <text:p><text:span text:style-name="T2">list &lt;int&gt; _desc;</text:span></text:p>
            <text:p><text:span text:style-name="T2">int _nbr_descendant;</text:span></text:p>
          </draw:text-box>
        </draw:frame>
        <draw:custom-shape draw:style-name="gr5" draw:text-style-name="P4" draw:layer="layout" svg:width="0.5cm" svg:height="0.5cm" svg:x="2.273cm" svg:y="2.70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id="id2" draw:layer="layout" svg:width="0.5cm" svg:height="0.5cm" svg:x="2.273cm" svg:y="2.70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2.522cm" svg:y1="2.701cm" svg:x2="4.023cm" svg:y2="3.201cm" draw:start-shape="id2" draw:start-glue-point="4" draw:end-shape="id3" svg:d="m2522 2701v-501h1501v1001">
          <text:p/>
        </draw:connector>
        <draw:frame draw:style-name="gr6" draw:text-style-name="P6" draw:layer="layout" svg:width="8.5cm" svg:height="5.594cm" svg:x="1.272cm" svg:y="6.61cm">
          <draw:text-box>
            <text:p><text:span text:style-name="T3">+Node_dfg(Instruction* )</text:span></text:p>
            <text:p><text:span text:style-name="T3">+~Node_dfg()</text:span></text:p>
            <text:p><text:span text:style-name="T3">+Arc *get_succ(int)</text:span></text:p>
            <text:p><text:span text:style-name="T3">+int get_nbr_succ()</text:span></text:p>
            <text:p><text:span text:style-name="T3">+Instruction *get_Instruction()</text:span></text:p>
            <text:p><text:span text:style-name="T3">+void set_succ(Arc*)</text:span></text:p>
            <text:p><text:span text:style-name="T3">+void set_instruction( Instruction* )</text:span></text:p>
            <text:p><text:span text:style-name="T3">+void set_weight( int )</text:span></text:p>
            <text:p><text:span text:style-name="T3">+int get_weight( )</text:span></text:p>
            <text:p><text:span text:style-name="T3">+void set_descendant(int)</text:span></text:p>
            <text:p><text:span text:style-name="T3">+int get_nb_desc()</text:span></text:p>
            <text:p><text:span text:style-name="T3">+void set_desc(int)</text:span></text:p>
            <text:p><text:span text:style-name="T3">+int get_desc(int)</text:span></text:p>
          </draw:text-box>
        </draw:frame>
        <draw:connector draw:style-name="gr3" draw:text-style-name="P4" draw:layer="layout" svg:x1="10.797cm" svg:y1="20.293cm" svg:x2="12.582cm" svg:y2="12.359cm" draw:start-shape="id4" draw:end-shape="id5" draw:end-glue-point="5" svg:d="m10797 20293h892v-7934h893">
          <text:p/>
        </draw:connector>
        <draw:custom-shape draw:style-name="gr5" draw:text-style-name="P4" draw:id="id5" draw:layer="layout" svg:width="0.635cm" svg:height="1.27cm" svg:x="12.582cm" svg:y="11.7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8" draw:layer="layout" svg:width="7.941cm" svg:height="10.115cm" svg:x="13.065cm" svg:y="10.525cm">
          <draw:text-box>
            <text:p text:style-name="P2"><text:span text:style-name="T5">+Basic_block()</text:span></text:p>
            <text:p text:style-name="P2"><text:span text:style-name="T5">+~Basic_block()</text:span></text:p>
            <text:p text:style-name="P2"><text:span text:style-name="T5">+void set_head(Node *)</text:span></text:p>
            <text:p text:style-name="P2"><text:span text:style-name="T5">+void set_end(Node *)</text:span></text:p>
            <text:p text:style-name="P2"><text:span text:style-name="T5">+Node* get_head()</text:span></text:p>
            <text:p text:style-name="P2"><text:span text:style-name="T5">+Node* get_end()</text:span></text:p>
            <text:p text:style-name="P2"><text:span text:style-name="T5">+void display()</text:span></text:p>
            <text:p text:style-name="P2"><text:span text:style-name="T5">+int size()</text:span></text:p>
            <text:p text:style-name="P2"><text:span text:style-name="T5">+void restitution(string const)</text:span></text:p>
            <text:p text:style-name="P2"><text:span text:style-name="T5">+bool is_labeled()</text:span></text:p>
            <text:p text:style-name="P2"><text:span text:style-name="T5">+void set_branch(Node *)</text:span></text:p>
            <text:p text:style-name="P2"><text:span text:style-name="T5">+Node* get_branch()</text:span></text:p>
            <text:p text:style-name="P2"><text:span text:style-name="T5">+void set_successor1(Basic_block *)+Basic_block *get_successor1()</text:span></text:p>
            <text:p text:style-name="P2"><text:span text:style-name="T5">+void set_successor2(Basic_block *)</text:span></text:p>
            <text:p text:style-name="P2"><text:span text:style-name="T5">+Basic_block *get_successor2()</text:span></text:p>
            <text:p text:style-name="P2"><text:span text:style-name="T5">+int get_nbr_succ()</text:span></text:p>
            <text:p text:style-name="P2"><text:span text:style-name="T5">+int get_nbr_pred();</text:span></text:p>
            <text:p text:style-name="P2"><text:span text:style-name="T5">+void set_index(int)</text:span></text:p>
            <text:p text:style-name="P2"><text:span text:style-name="T5">+int get_index()</text:span></text:p>
            <text:p text:style-name="P2"><text:span text:style-name="T5">+void set_predecessor(Basic_block *)</text:span></text:p>
            <text:p text:style-name="P2"><text:span text:style-name="T5">+Basic_block *get_predecessor(int )</text:span></text:p>
            <text:p text:style-name="P2"><text:span text:style-name="T5">+void comput_pred_succ()</text:span></text:p>
            <text:p text:style-name="P2"><text:span text:style-name="T5">+void set_index_instruction()</text:span></text:p>
          </draw:text-box>
        </draw:frame>
        <draw:line draw:style-name="gr3" draw:text-style-name="P4" draw:layer="layout" svg:x1="1.272cm" svg:y1="15.635cm" svg:x2="10.796cm" svg:y2="15.7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7-08T12:09:13</meta:creation-date>
    <dc:date>2011-07-21T11:01:12</dc:date>
    <meta:editing-duration>PT00H25M08S</meta:editing-duration>
    <meta:editing-cycles>2</meta:editing-cycles>
    <meta:generator>OpenOffice.org/3.1$Linux OpenOffice.org_project/310m19$Build-9420</meta:generator>
    <meta:document-statistic meta:object-count="25"/>
  </office:meta>
</office:document-meta>
</file>